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grep "^_mm_" -B 1 /usr/lib/gcc/x86_64-linux-gnu/12/include/xmmintrin.h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refetch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_mm_hint</text:p>
          </table:table-cell>
          <table:table-cell office:value-type="string" calcext:value-type="string">
            <text:p>__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defined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etzero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no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x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32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si2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pi2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x2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1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huff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ma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hi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lo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h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h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l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getcsr</text:p>
          </table:table-cell>
          <table:table-cell office:value-type="string" calcext:value-type="string">
            <text:p>voi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etcsr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_mm_cvtss_f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inser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i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_s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ad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fenc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aus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</table:table>
      <table:table table:name="e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grep "^_mm_" -B 1 /usr/lib/gcc/x86_64-linux-gnu/12/include/xmm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mm_se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ov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ble</text:p>
          </table:table-cell>
          <table:table-cell office:value-type="string" calcext:value-type="string">
            <text:p>_mm_cvtsd_f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i128_s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ad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ub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u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ul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di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div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qr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qr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in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in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ax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ma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a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andno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x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un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n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mpun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ovepi64_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ovpi64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ove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defined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zero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epi32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i32_pd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32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s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huff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unpackhi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unpacklo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h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pack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pack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packu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packhi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pack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packh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packh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packlo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pack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pack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unpacklo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dd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dd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dd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dd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dd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u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ub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u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ub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ub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ul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ul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_su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ul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n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ndnot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x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eq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eq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eq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l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l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l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g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g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g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ax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ax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i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in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ulhi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vg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vg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ad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clflush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l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32_si1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x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d_si128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s_si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si128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si128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emmintri.D3:emmintri.M23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7:09:15.016208030</meta:creation-date>
    <dc:date>2022-12-17T19:21:30.514808065</dc:date>
    <meta:editing-duration>PT1H1S</meta:editing-duration>
    <meta:editing-cycles>3</meta:editing-cycles>
    <meta:generator>LibreOffice/7.4.2.3$Linux_X86_64 LibreOffice_project/40$Build-3</meta:generator>
    <meta:document-statistic meta:table-count="2" meta:cell-count="2116" meta:object-count="0"/>
  </office:meta>
</office:document-meta>
</file>